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Code Name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major produc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in usd</text:p>
          </table:table-cell>
          <table:table-cell office:value-type="string" calcext:value-type="string">
            <text:p>price in ngn(800)</text:p>
          </table:table-cell>
          <table:table-cell office:value-type="string" calcext:value-type="string">
            <text:p>price in official ngn</text:p>
          </table:table-cell>
          <table:table-cell office:value-type="string" calcext:value-type="string">
            <text:p>supplier page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rduino Uno</text:p>
          </table:table-cell>
          <table:table-cell table:number-columns-repeated="2"/>
          <table:table-cell table:formula="of:=PRODUCT([.F2]*800)" office:value-type="float" office:value="0" calcext:value-type="float">
            <text:p>0</text:p>
          </table:table-cell>
          <table:table-cell table:formula="of:=PRODUCT([.F2]*40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Arduino Nan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Arduino <text:s/>Meg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Esp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ESP826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ushless Moto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ushless Motor Driver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y Stick Modul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HC-05 Bluetooth <text:s/>Modul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C-06 Bluetooth <text:s/>Modul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Ultrasonic Senso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Atmega 328p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spberry pi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16*2 LCD Display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*1 LCD Display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*4 Keypad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Servo Moto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ransistors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FID modul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R Receiver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vero Board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BreadBoard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ct switch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ush button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pot welding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tmega 12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v DC suppl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voice recognition module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ingerprint modul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rushed motor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amps 1.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mps 1.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oisture sensor 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emperature sesnor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umidity sensor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as sensor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uck converter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oost converter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led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harging modul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duino shield bluetooth modul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mera module for raspberry pi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GB led modul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GB led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eo 6mv2 gps module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8:57:06.515176394</meta:creation-date>
    <dc:date>2023-02-26T20:56:33.673568491</dc:date>
    <meta:editing-duration>PT2H55M59S</meta:editing-duration>
    <meta:editing-cycles>8</meta:editing-cycles>
    <meta:generator>LibreOffice/7.4.5.1$Linux_X86_64 LibreOffice_project/40$Build-1</meta:generator>
    <meta:document-statistic meta:table-count="1" meta:cell-count="142" meta:object-count="0"/>
  </office:meta>
</office:document-meta>
</file>